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dbb6" draw:opacity="50%" draw:textarea-horizontal-align="justify" draw:textarea-vertical-align="middle" draw:auto-grow-height="false" fo:min-height="7.75cm" fo:min-width="7.5cm"/>
    </style:style>
    <style:style style:name="gr2" style:family="graphic" style:parent-style-name="standard">
      <style:graphic-properties svg:stroke-width="0.1cm" svg:stroke-color="#999999" draw:marker-start-width="0.35cm" draw:marker-end-width="0.35cm" draw:fill="none" draw:textarea-horizontal-align="justify" draw:textarea-vertical-align="middle" draw:auto-grow-height="false" fo:min-height="3.894cm" fo:min-width="3.644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33cm"/>
      <style:paragraph-properties style:writing-mode="lr-tb"/>
    </style:style>
    <style:style style:name="gr5" style:family="graphic" style:parent-style-name="objectwithoutfill">
      <style:graphic-properties draw:stroke="dash" draw:stroke-dash="Long_20_Dash_20_Dot" svg:stroke-width="0.035cm" svg:stroke-color="#ff860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center" draw:textarea-vertical-align="middle" draw:auto-grow-height="false" fo:min-height="0.45cm" fo:min-width="0.2cm" draw:shadow="hidden"/>
    </style:style>
    <style:style style:name="gr7" style:family="graphic" style:parent-style-name="standard">
      <style:graphic-properties svg:stroke-width="0.053cm" svg:stroke-color="#e8a202" draw:marker-start-width="0.279cm" draw:marker-end-width="0.279cm" draw:fill="solid" draw:fill-color="#ffdbb6" draw:opacity="50%" draw:textarea-horizontal-align="justify" draw:textarea-vertical-align="middle" draw:auto-grow-height="false" fo:min-height="7.75cm" fo:min-width="7.5cm" fo:padding-top="0.151cm" fo:padding-bottom="0.151cm" fo:padding-left="0.276cm" fo:padding-right="0.276cm"/>
    </style:style>
    <style:style style:name="P1" style:family="paragraph">
      <loext:graphic-properties draw:fill="solid" draw:fill-color="#ffdbb6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weight="bold"/>
    </style:style>
    <style:style style:name="P4" style:family="paragraph">
      <style:paragraph-properties fo:text-align="center"/>
    </style:style>
    <style:style style:name="T1" style:family="text">
      <style:text-properties fo:color="#2a6099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2.004cm" svg:y="2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6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881cm" svg:y1="8.175cm" svg:x2="8.137cm" svg:y2="3.92cm">
          <text:p/>
        </draw:line>
        <draw:frame draw:style-name="gr4" draw:text-style-name="P3" draw:layer="layout" svg:width="0.908cm" svg:height="0.983cm" svg:x="7.777cm" svg:y="2.18cm">
          <draw:text-box>
            <text:p><text:span text:style-name="T1">D</text:span></text:p>
          </draw:text-box>
        </draw:frame>
        <draw:line draw:style-name="gr5" draw:text-style-name="P2" draw:layer="layout" svg:x1="2.986cm" svg:y1="2.041cm" svg:x2="2.986cm" svg:y2="10.016cm">
          <text:p/>
        </draw:line>
        <draw:line draw:style-name="gr5" draw:text-style-name="P2" draw:layer="layout" svg:x1="3.986cm" svg:y1="2.042cm" svg:x2="3.986cm" svg:y2="10.017cm">
          <text:p/>
        </draw:line>
        <draw:line draw:style-name="gr5" draw:text-style-name="P2" draw:layer="layout" svg:x1="4.986cm" svg:y1="2.042cm" svg:x2="4.986cm" svg:y2="10.017cm">
          <text:p/>
        </draw:line>
        <draw:line draw:style-name="gr5" draw:text-style-name="P2" draw:layer="layout" svg:x1="5.986cm" svg:y1="2.042cm" svg:x2="5.986cm" svg:y2="10.017cm">
          <text:p/>
        </draw:line>
        <draw:line draw:style-name="gr5" draw:text-style-name="P2" draw:layer="layout" svg:x1="6.986cm" svg:y1="2.042cm" svg:x2="6.986cm" svg:y2="10.017cm">
          <text:p/>
        </draw:line>
        <draw:line draw:style-name="gr5" draw:text-style-name="P2" draw:layer="layout" svg:x1="7.986cm" svg:y1="2.042cm" svg:x2="7.986cm" svg:y2="10.017cm">
          <text:p/>
        </draw:line>
        <draw:line draw:style-name="gr5" draw:text-style-name="P2" draw:layer="layout" svg:x1="8.986cm" svg:y1="2.042cm" svg:x2="8.986cm" svg:y2="10.017cm">
          <text:p/>
        </draw:line>
        <draw:line draw:style-name="gr5" draw:text-style-name="P2" draw:layer="layout" svg:x1="9.973cm" svg:y1="3.029cm" svg:x2="1.998cm" svg:y2="3.029cm">
          <text:p/>
        </draw:line>
        <draw:line draw:style-name="gr5" draw:text-style-name="P2" draw:layer="layout" svg:x1="9.974cm" svg:y1="4.029cm" svg:x2="1.999cm" svg:y2="4.029cm">
          <text:p/>
        </draw:line>
        <draw:line draw:style-name="gr5" draw:text-style-name="P2" draw:layer="layout" svg:x1="9.974cm" svg:y1="5.029cm" svg:x2="1.999cm" svg:y2="5.029cm">
          <text:p/>
        </draw:line>
        <draw:line draw:style-name="gr5" draw:text-style-name="P2" draw:layer="layout" svg:x1="9.974cm" svg:y1="6.029cm" svg:x2="1.999cm" svg:y2="6.029cm">
          <text:p/>
        </draw:line>
        <draw:line draw:style-name="gr5" draw:text-style-name="P2" draw:layer="layout" svg:x1="9.974cm" svg:y1="7.029cm" svg:x2="1.999cm" svg:y2="7.029cm">
          <text:p/>
        </draw:line>
        <draw:line draw:style-name="gr5" draw:text-style-name="P2" draw:layer="layout" svg:x1="9.974cm" svg:y1="8.029cm" svg:x2="1.999cm" svg:y2="8.029cm">
          <text:p/>
        </draw:line>
        <draw:line draw:style-name="gr5" draw:text-style-name="P2" draw:layer="layout" svg:x1="9.974cm" svg:y1="9.029cm" svg:x2="1.999cm" svg:y2="9.029cm">
          <text:p/>
        </draw:line>
        <draw:line draw:style-name="gr5" draw:text-style-name="P2" draw:layer="layout" svg:x1="9.974cm" svg:y1="3.029cm" svg:x2="1.999cm" svg:y2="3.029cm">
          <text:p/>
        </draw:line>
        <draw:path draw:style-name="gr6" draw:text-style-name="P4" draw:layer="layout" svg:width="0.7cm" svg:height="0.701cm" svg:x="11.893cm" svg:y="2.182cm" svg:viewBox="0 0 701 702" svg:d="M563 208c-32-69-51-110-34-207-145-9-117 58-181 58s-124-21-174-58l-50 97c5 69 36 46 4 110-28 63-78 111-128 143l49 104c54 32 51-19 79 39 32 64 46 138 46 202v6l130-22c50-38-20-37 44-37s123 21 174 59l65-119c-5-70-56-20-24-89 32-63 83-111 138-143l-22-107c-55-32-84 27-116-36z">
          <text:p/>
        </draw:path>
        <draw:custom-shape draw:style-name="gr7" draw:text-style-name="P1" draw:layer="layout" svg:width="8cm" svg:height="8cm" svg:x="1.996cm" svg:y="11.01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978cm" svg:y1="11.05cm" svg:x2="2.978cm" svg:y2="19.025cm">
          <text:p/>
        </draw:line>
        <draw:line draw:style-name="gr5" draw:text-style-name="P2" draw:layer="layout" svg:x1="3.978cm" svg:y1="11.051cm" svg:x2="3.978cm" svg:y2="19.026cm">
          <text:p/>
        </draw:line>
        <draw:line draw:style-name="gr5" draw:text-style-name="P2" draw:layer="layout" svg:x1="4.978cm" svg:y1="11.051cm" svg:x2="4.978cm" svg:y2="19.026cm">
          <text:p/>
        </draw:line>
        <draw:line draw:style-name="gr5" draw:text-style-name="P2" draw:layer="layout" svg:x1="5.978cm" svg:y1="11.051cm" svg:x2="5.978cm" svg:y2="19.026cm">
          <text:p/>
        </draw:line>
        <draw:line draw:style-name="gr5" draw:text-style-name="P2" draw:layer="layout" svg:x1="6.978cm" svg:y1="11.051cm" svg:x2="6.978cm" svg:y2="19.026cm">
          <text:p/>
        </draw:line>
        <draw:line draw:style-name="gr5" draw:text-style-name="P2" draw:layer="layout" svg:x1="7.978cm" svg:y1="11.051cm" svg:x2="7.978cm" svg:y2="19.026cm">
          <text:p/>
        </draw:line>
        <draw:line draw:style-name="gr5" draw:text-style-name="P2" draw:layer="layout" svg:x1="8.978cm" svg:y1="11.051cm" svg:x2="8.978cm" svg:y2="19.026cm">
          <text:p/>
        </draw:line>
        <draw:line draw:style-name="gr5" draw:text-style-name="P2" draw:layer="layout" svg:x1="9.965cm" svg:y1="12.038cm" svg:x2="1.99cm" svg:y2="12.038cm">
          <text:p/>
        </draw:line>
        <draw:line draw:style-name="gr5" draw:text-style-name="P2" draw:layer="layout" svg:x1="9.966cm" svg:y1="13.038cm" svg:x2="1.991cm" svg:y2="13.038cm">
          <text:p/>
        </draw:line>
        <draw:line draw:style-name="gr5" draw:text-style-name="P2" draw:layer="layout" svg:x1="9.966cm" svg:y1="14.038cm" svg:x2="1.991cm" svg:y2="14.038cm">
          <text:p/>
        </draw:line>
        <draw:line draw:style-name="gr5" draw:text-style-name="P2" draw:layer="layout" svg:x1="9.966cm" svg:y1="15.038cm" svg:x2="1.991cm" svg:y2="15.038cm">
          <text:p/>
        </draw:line>
        <draw:line draw:style-name="gr5" draw:text-style-name="P2" draw:layer="layout" svg:x1="9.966cm" svg:y1="16.038cm" svg:x2="1.991cm" svg:y2="16.038cm">
          <text:p/>
        </draw:line>
        <draw:line draw:style-name="gr5" draw:text-style-name="P2" draw:layer="layout" svg:x1="9.966cm" svg:y1="17.038cm" svg:x2="1.991cm" svg:y2="17.038cm">
          <text:p/>
        </draw:line>
        <draw:line draw:style-name="gr5" draw:text-style-name="P2" draw:layer="layout" svg:x1="9.966cm" svg:y1="18.038cm" svg:x2="1.991cm" svg:y2="18.038cm">
          <text:p/>
        </draw:line>
        <draw:line draw:style-name="gr5" draw:text-style-name="P2" draw:layer="layout" svg:x1="9.966cm" svg:y1="12.038cm" svg:x2="1.991cm" svg:y2="12.03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nfred Noack</meta:initial-creator>
    <meta:creation-date>2020-09-23T16:39:38.666181691</meta:creation-date>
    <dc:date>2020-09-24T11:19:15.995847869</dc:date>
    <dc:creator>Manfred Noack</dc:creator>
    <meta:editing-duration>PT12M51S</meta:editing-duration>
    <meta:editing-cycles>4</meta:editing-cycles>
    <meta:generator>LibreOffice/7.0.1.2$Linux_X86_64 LibreOffice_project/00$Build-2</meta:generator>
    <meta:document-statistic meta:object-count="36"/>
  </office:meta>
</office:document-meta>
</file>